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ed1" officeooo:paragraph-rsid="00025ed1"/>
    </style:style>
    <style:style style:name="P2" style:family="paragraph" style:parent-style-name="Standard">
      <style:text-properties officeooo:rsid="00025ed1" officeooo:paragraph-rsid="0003a265"/>
    </style:style>
    <style:style style:name="P3" style:family="paragraph" style:parent-style-name="Standard">
      <style:text-properties officeooo:rsid="00025ed1" officeooo:paragraph-rsid="000be2ac"/>
    </style:style>
    <style:style style:name="P4" style:family="paragraph" style:parent-style-name="Standard">
      <style:text-properties officeooo:rsid="00025ed1" officeooo:paragraph-rsid="00177a18"/>
    </style:style>
    <style:style style:name="P5" style:family="paragraph" style:parent-style-name="Standard">
      <style:text-properties officeooo:rsid="00025ed1" officeooo:paragraph-rsid="00257d18"/>
    </style:style>
    <style:style style:name="P6" style:family="paragraph" style:parent-style-name="Standard">
      <style:text-properties officeooo:rsid="00025ed1" officeooo:paragraph-rsid="0029fedd"/>
    </style:style>
    <style:style style:name="P7" style:family="paragraph" style:parent-style-name="Standard">
      <style:text-properties officeooo:rsid="00025ed1" officeooo:paragraph-rsid="002c245f"/>
    </style:style>
    <style:style style:name="P8" style:family="paragraph" style:parent-style-name="Standard">
      <style:text-properties officeooo:rsid="0002f54f" officeooo:paragraph-rsid="00025ed1"/>
    </style:style>
    <style:style style:name="P9" style:family="paragraph" style:parent-style-name="Standard">
      <style:text-properties officeooo:rsid="0002f54f" officeooo:paragraph-rsid="0002f54f"/>
    </style:style>
    <style:style style:name="P10" style:family="paragraph" style:parent-style-name="Standard">
      <style:text-properties officeooo:rsid="0002f54f" officeooo:paragraph-rsid="000439b2"/>
    </style:style>
    <style:style style:name="P11" style:family="paragraph" style:parent-style-name="Standard">
      <style:text-properties officeooo:rsid="0002f54f" officeooo:paragraph-rsid="000846fb"/>
    </style:style>
    <style:style style:name="P12" style:family="paragraph" style:parent-style-name="Standard">
      <style:text-properties officeooo:rsid="000846fb" officeooo:paragraph-rsid="000846fb"/>
    </style:style>
    <style:style style:name="P13" style:family="paragraph" style:parent-style-name="Standard">
      <style:text-properties officeooo:rsid="000846fb" officeooo:paragraph-rsid="000439b2"/>
    </style:style>
    <style:style style:name="P14" style:family="paragraph" style:parent-style-name="Standard">
      <style:text-properties officeooo:rsid="000846fb" officeooo:paragraph-rsid="000be2ac"/>
    </style:style>
    <style:style style:name="P15" style:family="paragraph" style:parent-style-name="Standard">
      <style:text-properties officeooo:rsid="000846fb" officeooo:paragraph-rsid="000cabf7"/>
    </style:style>
    <style:style style:name="P16" style:family="paragraph" style:parent-style-name="Standard">
      <style:text-properties fo:font-weight="bold" officeooo:rsid="0002f54f" officeooo:paragraph-rsid="0002f54f" style:font-weight-asian="bold" style:font-weight-complex="bold"/>
    </style:style>
    <style:style style:name="P17" style:family="paragraph" style:parent-style-name="Standard">
      <style:text-properties fo:font-weight="bold" officeooo:rsid="0002f54f" officeooo:paragraph-rsid="000734de" style:font-weight-asian="bold" style:font-weight-complex="bold"/>
    </style:style>
    <style:style style:name="P18" style:family="paragraph" style:parent-style-name="Standard">
      <style:text-properties fo:font-weight="bold" officeooo:rsid="0002f54f" officeooo:paragraph-rsid="000439b2" style:font-weight-asian="bold" style:font-weight-complex="bold"/>
    </style:style>
    <style:style style:name="P19" style:family="paragraph" style:parent-style-name="Standard">
      <style:text-properties fo:font-weight="bold" officeooo:rsid="00025ed1" officeooo:paragraph-rsid="00025ed1" style:font-weight-asian="bold" style:font-weight-complex="bold"/>
    </style:style>
    <style:style style:name="P20" style:family="paragraph" style:parent-style-name="Standard">
      <style:text-properties fo:font-weight="normal" officeooo:rsid="001197e4" officeooo:paragraph-rsid="001197e4" style:font-weight-asian="normal" style:font-weight-complex="normal"/>
    </style:style>
    <style:style style:name="P21" style:family="paragraph" style:parent-style-name="Standard">
      <style:text-properties fo:font-weight="normal" officeooo:rsid="001cb2c5" officeooo:paragraph-rsid="001cb2c5" style:font-weight-asian="normal" style:font-weight-complex="normal"/>
    </style:style>
    <style:style style:name="P22" style:family="paragraph" style:parent-style-name="Standard">
      <style:text-properties fo:font-weight="normal" officeooo:rsid="000e3c21" officeooo:paragraph-rsid="0002f54f" style:font-weight-asian="normal" style:font-weight-complex="normal"/>
    </style:style>
    <style:style style:name="P23" style:family="paragraph" style:parent-style-name="Standard">
      <style:text-properties officeooo:rsid="0008f38b" officeooo:paragraph-rsid="0008f38b"/>
    </style:style>
    <style:style style:name="P24" style:family="paragraph" style:parent-style-name="Standard">
      <style:text-properties officeooo:rsid="0014e917" officeooo:paragraph-rsid="0018f799"/>
    </style:style>
    <style:style style:name="P25" style:family="paragraph" style:parent-style-name="Standard">
      <style:text-properties officeooo:paragraph-rsid="001197e4"/>
    </style:style>
    <style:style style:name="P26" style:family="paragraph" style:parent-style-name="Standard">
      <style:text-properties officeooo:rsid="001cb2c5" officeooo:paragraph-rsid="001cb2c5"/>
    </style:style>
    <style:style style:name="P27" style:family="paragraph" style:parent-style-name="Standard">
      <style:text-properties officeooo:rsid="000cabf7" officeooo:paragraph-rsid="000cabf7"/>
    </style:style>
    <style:style style:name="P28" style:family="paragraph" style:parent-style-name="Standard">
      <style:text-properties officeooo:rsid="0012f432" officeooo:paragraph-rsid="000846fb"/>
    </style:style>
    <style:style style:name="P29" style:family="paragraph" style:parent-style-name="Standard">
      <style:text-properties officeooo:paragraph-rsid="00257d18"/>
    </style:style>
    <style:style style:name="P30" style:family="paragraph" style:parent-style-name="Standard">
      <style:text-properties officeooo:paragraph-rsid="00293517"/>
    </style:style>
    <style:style style:name="P31" style:family="paragraph" style:parent-style-name="Standard">
      <style:text-properties style:text-position="0% 100%" officeooo:rsid="00025ed1" officeooo:paragraph-rsid="0018f799"/>
    </style:style>
    <style:style style:name="P32" style:family="paragraph" style:parent-style-name="Standard" style:list-style-name="L1">
      <style:text-properties officeooo:rsid="000846fb" officeooo:paragraph-rsid="000846fb"/>
    </style:style>
    <style:style style:name="P33" style:family="paragraph" style:parent-style-name="Standard" style:list-style-name="L1">
      <style:text-properties officeooo:rsid="000846fb" officeooo:paragraph-rsid="0018f799"/>
    </style:style>
    <style:style style:name="P34" style:family="paragraph" style:parent-style-name="Standard" style:list-style-name="L1">
      <style:text-properties officeooo:rsid="000846fb" officeooo:paragraph-rsid="002b4e50"/>
    </style:style>
    <style:style style:name="P35" style:family="paragraph" style:parent-style-name="Standard" style:list-style-name="L1">
      <style:text-properties officeooo:rsid="002b4e50" officeooo:paragraph-rsid="002b4e50"/>
    </style:style>
    <style:style style:name="P36" style:family="paragraph" style:parent-style-name="Standard" style:list-style-name="L1">
      <style:text-properties officeooo:rsid="000be2ac" officeooo:paragraph-rsid="000846fb"/>
    </style:style>
    <style:style style:name="P37" style:family="paragraph" style:parent-style-name="Standard">
      <style:text-properties officeooo:rsid="00025ed1" officeooo:paragraph-rsid="000cabf7"/>
    </style:style>
    <style:style style:name="T1" style:family="text">
      <style:text-properties officeooo:rsid="0002f54f"/>
    </style:style>
    <style:style style:name="T2" style:family="text">
      <style:text-properties officeooo:rsid="0004e2ad"/>
    </style:style>
    <style:style style:name="T3" style:family="text">
      <style:text-properties officeooo:rsid="00025ed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f38b"/>
    </style:style>
    <style:style style:name="T6" style:family="text">
      <style:text-properties officeooo:rsid="00090cf8"/>
    </style:style>
    <style:style style:name="T7" style:family="text">
      <style:text-properties officeooo:rsid="000b07dd"/>
    </style:style>
    <style:style style:name="T8" style:family="text">
      <style:text-properties officeooo:rsid="000be2ac"/>
    </style:style>
    <style:style style:name="T9" style:family="text">
      <style:text-properties style:text-position="sub 58%" officeooo:rsid="000be2ac"/>
    </style:style>
    <style:style style:name="T10" style:family="text">
      <style:text-properties style:text-position="sub 58%" officeooo:rsid="001197e4"/>
    </style:style>
    <style:style style:name="T11" style:family="text">
      <style:text-properties style:text-position="sub 58%" officeooo:rsid="0018f799"/>
    </style:style>
    <style:style style:name="T12" style:family="text">
      <style:text-properties style:text-position="sub 58%" officeooo:rsid="000e3c21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0be2ac"/>
    </style:style>
    <style:style style:name="T15" style:family="text">
      <style:text-properties style:text-position="0% 100%" officeooo:rsid="00025ed1"/>
    </style:style>
    <style:style style:name="T16" style:family="text">
      <style:text-properties style:text-position="0% 100%" officeooo:rsid="001197e4"/>
    </style:style>
    <style:style style:name="T17" style:family="text">
      <style:text-properties style:text-position="0% 100%" officeooo:rsid="00168d71"/>
    </style:style>
    <style:style style:name="T18" style:family="text">
      <style:text-properties style:text-position="0% 100%" officeooo:rsid="0018f799"/>
    </style:style>
    <style:style style:name="T19" style:family="text">
      <style:text-properties style:text-position="0% 100%" officeooo:rsid="002193ee"/>
    </style:style>
    <style:style style:name="T20" style:family="text">
      <style:text-properties style:text-position="0% 100%" officeooo:rsid="000e3c21"/>
    </style:style>
    <style:style style:name="T21" style:family="text">
      <style:text-properties style:text-position="0% 100%" officeooo:rsid="00293517"/>
    </style:style>
    <style:style style:name="T22" style:family="text">
      <style:text-properties style:text-position="0% 100%" officeooo:rsid="0029fedd"/>
    </style:style>
    <style:style style:name="T23" style:family="text">
      <style:text-properties style:text-position="0% 100%" officeooo:rsid="002c245f"/>
    </style:style>
    <style:style style:name="T24" style:family="text">
      <style:text-properties style:text-position="0% 100%" officeooo:rsid="002e8ce5"/>
    </style:style>
    <style:style style:name="T25" style:family="text">
      <style:text-properties officeooo:rsid="000efcce"/>
    </style:style>
    <style:style style:name="T26" style:family="text">
      <style:text-properties officeooo:rsid="000fd725"/>
    </style:style>
    <style:style style:name="T27" style:family="text">
      <style:text-properties officeooo:rsid="001197e4"/>
    </style:style>
    <style:style style:name="T28" style:family="text">
      <style:text-properties officeooo:rsid="0014e917"/>
    </style:style>
    <style:style style:name="T29" style:family="text">
      <style:text-properties officeooo:rsid="00168d71"/>
    </style:style>
    <style:style style:name="T30" style:family="text">
      <style:text-properties officeooo:rsid="0018f799"/>
    </style:style>
    <style:style style:name="T31" style:family="text">
      <style:text-properties officeooo:rsid="001cb2c5"/>
    </style:style>
    <style:style style:name="T32" style:family="text">
      <style:text-properties officeooo:rsid="002c245f"/>
    </style:style>
    <style:style style:name="T33" style:family="text">
      <style:text-properties officeooo:rsid="0031b1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Resumen</text:span> </text:p>
      <text:p text:style-name="P1"/>
      <text:p text:style-name="P9">Se <text:span text:style-name="T27">utilizaron</text:span> dos subparadigmas clásicos <text:span text:style-name="T2">de aprendizaje no supervisado:</text:span> aprendizaje hebbiano y aprendizaje competitivo. <text:span text:style-name="T3">Se trabajó en un modelo de reducción de dimensiones y otro de mapeo de caracterı́sticas auto-organizado para su aplicación sobre las datos propuestos. En el primer caso se planteó una reducción a tres dimensiones utilizando los algoritmos de Oja y Sanger. En el segundo se planteó un modelo de auto-organización a partir del algoritmo de Kohonen. Distintas configuraciones de parámetros fueron estudiadas en cada caso. Se presentan aquı́ los resultados obtenidos.</text:span></text:p>
      <text:p text:style-name="P1"/>
      <text:p text:style-name="P19">Problema 1. <text:span text:style-name="T1">Reducción de dimensionalidad. </text:span></text:p>
      <text:p text:style-name="P1"/>
      <text:p text:style-name="P9">xxx</text:p>
      <text:p text:style-name="P1"/>
      <text:p text:style-name="P19">Problema 2. Mapa<text:span text:style-name="T1">s</text:span> auto-organizado<text:span text:style-name="T1">s</text:span></text:p>
      <text:p text:style-name="P1"/>
      <text:p text:style-name="P1"/>
      <text:p text:style-name="P16">Introducción</text:p>
      <text:p text:style-name="P9"/>
      <text:p text:style-name="P4">En este caso el objetivo fue realizar un mapa auto-org<text:span text:style-name="T26">anizado</text:span> mediante el método de Kohonen para el mismo set de datos que en la sección anterior, <text:span text:style-name="T5">con el objetivo de clasificar automaticamente los documentos de entrada en un arreglo de dos dimensiones.</text:span> Para esto se probaron mapas de distinto tamaño, <text:span text:style-name="T2">distinto número de iteraciones,</text:span> ta<text:span text:style-name="T32">s</text:span>as de aprendizaje <text:span text:style-name="T32">y</text:span> <text:span text:style-name="T2">funciones de vecindad. Para la tasa de aprendizaje se consideró una función lineal monotonamente decreciente (ec 2.1) y una exponencial decreciente (ec 2.2) , para la función de vecindad se consideró</text:span> una función Gaussiana, <text:span text:style-name="T6">con distintas <text:s/>dispersiones (</text:span>σ<text:span text:style-name="T8">), (ec 2.3 – 2.4)</text:span></text:p>
      <text:p text:style-name="P1"/>
      <text:p text:style-name="P23">taza de aprendizaje</text:p>
      <text:p text:style-name="P23"/>
      <text:p text:style-name="P29"><text:span text:style-name="T14">ν</text:span><text:span text:style-name="T10">1</text:span><text:span text:style-name="T16"> </text:span><text:span text:style-name="T8"><text:s/>= </text:span><text:span text:style-name="T14">ν</text:span><text:span text:style-name="T11">A</text:span><text:span text:style-name="T8"> </text:span><text:span text:style-name="T9"><text:s/></text:span><text:span text:style-name="T17">exp(-</text:span><text:span text:style-name="T19">t/</text:span><text:span text:style-name="T20"> </text:span><text:span text:style-name="T14">ν</text:span><text:span text:style-name="T11">B</text:span><text:span text:style-name="T17">)</text:span><text:span text:style-name="T8"> <text:s text:c="48"/>(2.1)</text:span></text:p>
      <text:p text:style-name="P25"/>
      <text:p text:style-name="P30"><text:span text:style-name="T8">ν</text:span><text:span text:style-name="T11">2</text:span><text:span text:style-name="T8"> = <text:s/></text:span><text:span text:style-name="T14">ν</text:span><text:span text:style-name="T11">A</text:span><text:span text:style-name="T14"> </text:span><text:span text:style-name="T21">(1</text:span><text:span text:style-name="T8">- t /</text:span><text:span text:style-name="T14">ν</text:span><text:span text:style-name="T11">C</text:span><text:span text:style-name="T21">)</text:span><text:span text:style-name="T8"> <text:s text:c="9"/></text:span><text:span text:style-name="T16"><text:s text:c="3"/></text:span><text:span text:style-name="T8"><text:s text:c="40"/>(2.2)</text:span></text:p>
      <text:p text:style-name="P23"/>
      <text:p text:style-name="P23">función de vecindad</text:p>
      <text:p text:style-name="P1"/>
      <text:p text:style-name="P5">σ<text:span text:style-name="T9">1</text:span> = σ<text:span text:style-name="T9">0 </text:span>/(1 + (t − 1) <text:span text:style-name="T13">σ</text:span><text:span text:style-name="T12">R</text:span>) <text:s text:c="42"/><text:span text:style-name="T8">(2.3)</text:span></text:p>
      <text:p text:style-name="P1"/>
      <text:p text:style-name="P6">σ<text:span text:style-name="T9">2</text:span><text:span text:style-name="T8"> <text:s/>= </text:span>σ<text:span text:style-name="T9">0 <text:s text:c="2"/></text:span><text:span text:style-name="T17">exp(-</text:span><text:span text:style-name="T19">t/</text:span><text:span text:style-name="T20"> </text:span><text:span text:style-name="T13">σ</text:span><text:span text:style-name="T12">R</text:span><text:span text:style-name="T17">)</text:span><text:span text:style-name="T8"> <text:s text:c="48"/>(2.4)</text:span></text:p>
      <text:p text:style-name="P3"/>
      <text:p text:style-name="P3"/>
      <text:p text:style-name="P7"><text:span text:style-name="T22">con </text:span><text:span text:style-name="T23">t número de iteraciones,</text:span><text:span text:style-name="T22"> </text:span><text:span text:style-name="T13">σ</text:span><text:span text:style-name="T12">R </text:span><text:span text:style-name="T14">ν</text:span><text:span text:style-name="T11">B <text:s/></text:span><text:span text:style-name="T14">ν</text:span><text:span text:style-name="T11">C</text:span><text:span text:style-name="T12"> </text:span><text:span text:style-name="T22">tomando valores próximos al número de iteraciones , </text:span><text:span text:style-name="T13">σ</text:span><text:span text:style-name="T9">0 <text:s/></text:span><text:span text:style-name="T24">del orden del </text:span><text:span text:style-name="T23">radio de la red, </text:span><text:span text:style-name="T14">ν</text:span><text:span text:style-name="T11">A</text:span><text:span text:style-name="T14"> </text:span><text:span text:style-name="T23">coeficiente de aprendizaje inicial </text:span><text:span text:style-name="T24">{0,1}</text:span></text:p>
      <text:p text:style-name="P31"/>
      <text:p text:style-name="P2">Para la realización de cada mapa se tiene en cuenta la respuesta de cada neurona sobre todos los datos considerados y se asocia dicha neurona a la categorı́a que más actividad genera (contando número de eventos por categorı́a para cada neurona). Cada color en el mapa representa una categorı́a diferente de empresa, <text:span text:style-name="T7">existiendo nueve categorias. <text:s/></text:span></text:p>
      <text:p text:style-name="P2"/>
      <text:p text:style-name="P8"/>
      <text:p text:style-name="P8"/>
      <text:p text:style-name="P17"><text:soft-page-break/>Detalle de las opciones que acepta el programa y su modo de uso.</text:p>
      <text:p text:style-name="P26"/>
      <text:p text:style-name="P12">El programa permite selecciona<text:span text:style-name="T29">r:</text:span></text:p>
      <text:list xml:id="list5302857529775184911" text:style-name="L1">
        <text:list-item>
          <text:p text:style-name="P32"># de datos de entrenamiento</text:p>
        </text:list-item>
        <text:list-item>
          <text:p text:style-name="P32"># de iteraciones</text:p>
        </text:list-item>
        <text:list-item>
          <text:p text:style-name="P35">dimensión del mapa, <text:span text:style-name="T33">M1 ; M2</text:span></text:p>
        </text:list-item>
        <text:list-item>
          <text:p text:style-name="P33">parametros <text:s/>para la<text:span text:style-name="T30">s</text:span> funcion<text:span text:style-name="T30">es</text:span> de aprendizaje</text:p>
          <text:p text:style-name="P33"><text:span text:style-name="T14">ν</text:span><text:span text:style-name="T10">1 </text:span><text:span text:style-name="T18">(ec 2.1): </text:span><text:span text:style-name="T14">ν</text:span><text:span text:style-name="T11">A</text:span><text:span text:style-name="T16">;</text:span><text:span text:style-name="T28"> </text:span><text:span text:style-name="T14">ν</text:span><text:span text:style-name="T11">B</text:span></text:p>
          <text:p text:style-name="P34"><text:span text:style-name="T14">ν</text:span><text:span text:style-name="T11">2</text:span><text:span text:style-name="T10"> </text:span><text:span text:style-name="T18">(ec 2.2): </text:span><text:span text:style-name="T14">ν</text:span><text:span text:style-name="T11">A </text:span><text:span text:style-name="T18">; </text:span><text:span text:style-name="T14">ν</text:span><text:span text:style-name="T11">C</text:span></text:p>
        </text:list-item>
        <text:list-item>
          <text:p text:style-name="P36">parametros para <text:s/>las funciones de vecindad</text:p>
        </text:list-item>
      </text:list>
      <text:p text:style-name="P14"><text:span text:style-name="T3"><text:tab/>σ</text:span><text:span text:style-name="T9">1</text:span><text:span text:style-name="T3"> </text:span>(ec <text:span text:style-name="T30">2.3</text:span>): <text:span text:style-name="T3">σ</text:span><text:span text:style-name="T9">0 </text:span><text:span text:style-name="T14">; </text:span><text:span text:style-name="T15">σ</text:span><text:span text:style-name="T9">R</text:span></text:p>
      <text:p text:style-name="P15"><text:span text:style-name="T3"><text:tab/>σ</text:span><text:span text:style-name="T9">2 <text:s/></text:span>(ec <text:span text:style-name="T30">2.4</text:span>): <text:span text:style-name="T3">σ</text:span><text:span text:style-name="T9">0</text:span><text:span text:style-name="T14"> ; </text:span><text:span text:style-name="T15">σ</text:span><text:span text:style-name="T9">R</text:span></text:p>
      <text:p text:style-name="P37"><text:tab/></text:p>
      <text:p text:style-name="P27">El programa entrega para las opciones seleccionadas <text:span text:style-name="T31">el</text:span> <text:span text:style-name="T25">mapa de salida, ..</text:span></text:p>
      <text:p text:style-name="P12"/>
      <text:p text:style-name="P22"/>
      <text:p text:style-name="P18"/>
      <text:p text:style-name="P13"/>
      <text:p text:style-name="P18">Descripción de cómo se implementó la solución.</text:p>
      <text:p text:style-name="P10"/>
      <text:p text:style-name="P28">Tomamos 600 datos para entrenamiento y los restantes 300 para validación. Teniendo en cuenta que para poder realizar una buena clasificación se debe contar con suficientes unidades de salida y se deben realizar varias iteraciones, estudiamos la dependencia del mapa de salida con estos parametros y luego recien variamos los parametros presentes en la taza de aprendizaje y la funcion de vecindad. </text:p>
      <text:p text:style-name="P24">Probamos <text:span text:style-name="T30">con …..</text:span></text:p>
      <text:p text:style-name="P12"/>
      <text:p text:style-name="P11"/>
      <text:p text:style-name="P10"/>
      <text:p text:style-name="P18">Ejemplos de instancias de entrenamiento (gráficos de error, datos, pesos, etc).</text:p>
      <text:p text:style-name="P18"/>
      <text:p text:style-name="P21">Rsultados del entrenamiento para los distintos parametros seleccionados</text:p>
      <text:p text:style-name="P10"/>
      <text:p text:style-name="P18">Ejemplos de instancias de validación (gráficos de error, datos, pesos, etc).</text:p>
      <text:p text:style-name="P18"/>
      <text:p text:style-name="P20">Resultados de validación para las distintas instancias de entrenamiento</text:p>
      <text:p text:style-name="P10"/>
      <text:p text:style-name="P18">Conclusiones si las hubi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1:21:05.823324843</meta:creation-date>
    <dc:date>2016-10-22T18:38:14.168206976</dc:date>
    <meta:editing-duration>PT2H31M9S</meta:editing-duration>
    <meta:editing-cycles>26</meta:editing-cycles>
    <meta:generator>LibreOffice/5.1.4.2$Linux_X86_64 LibreOffice_project/10m0$Build-2</meta:generator>
    <meta:document-statistic meta:table-count="0" meta:image-count="0" meta:object-count="0" meta:page-count="2" meta:paragraph-count="36" meta:word-count="516" meta:character-count="3358" meta:non-whitespace-character-count="2673"/>
  </office:meta>
</office:document-meta>
</file>